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_20_Snippet">
      <style:text-properties officeooo:rsid="004f2b7c" officeooo:paragraph-rsid="000157d7"/>
    </style:style>
    <style:style style:name="P2" style:family="paragraph" style:parent-style-name="Heading_20_2">
      <style:text-properties fo:font-style="normal" fo:font-weight="bold" officeooo:rsid="004cb6c4" officeooo:paragraph-rsid="000157d7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officeooo:rsid="004f2b7c" officeooo:paragraph-rsid="000157d7"/>
    </style:style>
    <style:style style:name="P4" style:family="paragraph" style:parent-style-name="Text_20_body">
      <style:text-properties fo:font-style="normal" fo:font-weight="normal" officeooo:rsid="004cb6c4" officeooo:paragraph-rsid="000157d7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paragraph-rsid="000157d7"/>
    </style:style>
    <style:style style:name="T1" style:family="text">
      <style:text-properties officeooo:rsid="00d1737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4f2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“Repainting” the Screen</text:h>
      <text:p text:style-name="P4"><text:tab/><text:span text:style-name="T3">Adjusting the interpreter window mid-game can cause ugliness (depending on the interpreter being used). <text:s/>If Hugo detects a screen size change, Roodylib automatically clears and redraws the screen at the next turn, using the routine </text:span><text:span text:style-name="code_20_style"><text:span text:style-name="T3">RedrawScreen</text:span></text:span><text:span text:style-name="T3">:</text:span></text:p>
      <text:p text:style-name="P1">routine RedrawScreen</text:p>
      <text:p text:style-name="P1">{</text:p>
      <text:p text:style-name="P1"><text:tab/>! if the screen size has changed, we'll clear the screen,</text:p>
      <text:p text:style-name="P1"><text:tab/>! print the player's command, and redraw the status line before</text:p>
      <text:p text:style-name="P1"><text:tab/>! proceeding to interpret the command</text:p>
      <text:p text:style-name="P1"/>
      <text:p text:style-name="P1"><text:tab/>InitScreen</text:p>
      <text:p text:style-name="P1"><text:tab/>PrintStatusLine</text:p>
      <text:p text:style-name="P1"><text:tab/>ShowCommand</text:p>
      <text:p text:style-name="P1"/>
      <text:p text:style-name="P1">}</text:p>
      <text:p text:style-name="P5"/>
      <text:p text:style-name="P3"><text:tab/>If your game has other windows to re-draw, you<text:span text:style-name="T1">’</text:span>ll want to replace <text:span text:style-name="code_20_style"><text:span text:style-name="T2">RedrawScreen</text:span></text:span><text:span text:style-name="T2"> and make sure those are taken care of, to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/>
      <style:text-properties style:font-name="DejaVu Serif" fo:font-family="'DejaVu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de_20_Snippet" style:display-name="Code Snippet" style:family="paragraph" style:parent-style-name="Standard" style:class="text" style:master-page-name="">
      <loext:graphic-properties draw:fill="solid" draw:fill-color="#dddddd" draw:opacity="100%"/>
      <style:paragraph-properties fo:margin-left="0.5in" fo:margin-right="0.5in" fo:text-indent="0in" style:auto-text-indent="false" style:page-number="auto" fo:background-color="#dddddd" style:shadow="none"/>
      <style:text-properties style:font-name="Courier New" fo:font-family="'Courier New'" style:font-style-name="Regular" style:font-family-generic="modern" style:font-pitch="fixed" fo:font-size="9pt" style:font-size-asian="10.5pt"/>
    </style:style>
    <style:style style:name="code_20_style" style:display-name="code style" style:family="text">
      <style:text-properties style:font-name="Courier New" fo:font-family="'Courier New'" style:font-style-name="Regular" style:font-family-generic="modern" style:font-pitch="fixe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3-23T00:17:22.421000000</dc:date>
    <meta:editing-duration>PT18S</meta:editing-duration>
    <meta:editing-cycles>1</meta:editing-cycles>
    <meta:document-statistic meta:table-count="0" meta:image-count="0" meta:object-count="0" meta:page-count="1" meta:paragraph-count="12" meta:word-count="96" meta:character-count="613" meta:non-whitespace-character-count="520"/>
  </office:meta>
</office:document-meta>
</file>